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101cm" draw:marker-start-center="false" draw:marker-end="Arrow" draw:marker-end-width="0.15cm" draw:marker-end-center="false" draw:fill="solid" draw:fill-color="#ffe2f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101cm" draw:marker-start-center="false" draw:marker-end="Arrow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e2f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3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61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dc4e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ffe2f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e2f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9" style:family="paragraph">
      <loext:graphic-properties draw:fill="solid" draw:fill-color="#edc4e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language="fr" fo:country="FR" fo:font-style="normal" fo:text-shadow="none" style:text-underline-style="none" fo:font-weight="normal" style:font-name-asian="Bitstream Vera Sans" style:font-size-asian="13.6000003814697pt" style:language-asian="fr" style:country-asian="FR" style:font-style-asian="normal" style:font-weight-asian="normal" style:font-name-complex="Bitstream Vera Sans" style:font-size-complex="13.6000003814697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Bitstream Vera Sans1" fo:font-size="9pt" fo:font-style="italic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Bitstream Vera Sans1" fo:font-size="9pt" fo:language="fr" fo:country="FR" fo:font-style="italic" fo:text-shadow="none" style:text-underline-style="none" fo:font-weight="normal" style:font-name-asian="Arial Unicode MS" style:font-size-asian="18pt" style:language-asian="fr" style:country-asian="FR" style:font-style-asian="normal" style:font-weight-asian="normal" style:font-name-complex="Tahoma" style:font-size-complex="21.2000007629395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ellipse draw:style-name="gr1" draw:text-style-name="P1" draw:layer="layout" svg:width="1.193cm" svg:height="0.851cm" svg:x="11.169cm" svg:y="13.359cm" draw:kind="arc" draw:start-angle="269.68" draw:end-angle="90.18">
            <text:p/>
          </draw:ellipse>
          <draw:connector draw:style-name="gr2" draw:text-style-name="P2" draw:layer="layout" draw:type="curve" svg:x1="9.303cm" svg:y1="13.354cm" svg:x2="9.477cm" svg:y2="14.269cm" draw:start-shape="id1" draw:start-glue-point="3" draw:end-shape="id2" draw:end-glue-point="3" svg:d="M9303 13354c-750 0-837 915 174 915" svg:viewBox="0 0 749 916">
            <text:p/>
          </draw:connector>
          <draw:ellipse draw:style-name="gr3" draw:text-style-name="P4" draw:layer="layout" svg:width="1.181cm" svg:height="0.493cm" svg:x="11.855cm" svg:y="13.551cm">
            <text:p text:style-name="P3"><text:span text:style-name="T1">...</text:span></text:p>
          </draw:ellipse>
          <draw:ellipse draw:style-name="gr3" draw:text-style-name="P4" draw:layer="layout" svg:width="1.181cm" svg:height="0.491cm" svg:x="8.162cm" svg:y="13.551cm">
            <text:p text:style-name="P3"><text:span text:style-name="T1">...</text:span></text:p>
          </draw:ellipse>
          <draw:rect draw:style-name="gr4" draw:text-style-name="P5" draw:layer="layout" svg:width="2.244cm" svg:height="0.602cm" svg:x="9.477cm" svg:y="13.015cm">
            <text:p/>
          </draw:rect>
          <draw:rect draw:style-name="gr4" draw:text-style-name="P5" xml:id="id2" draw:id="id2" draw:layer="layout" svg:width="2.244cm" svg:height="0.6cm" svg:x="9.477cm" svg:y="13.969cm">
            <text:p/>
          </draw:rect>
          <draw:rect draw:style-name="gr4" draw:text-style-name="P5" draw:layer="layout" svg:width="2.244cm" svg:height="0.6cm" svg:x="9.476cm" svg:y="15.005cm">
            <text:p/>
          </draw:rect>
          <draw:rect draw:style-name="gr4" draw:text-style-name="P5" draw:layer="layout" svg:width="2.244cm" svg:height="0.604cm" svg:x="9.476cm" svg:y="15.964cm">
            <text:p/>
          </draw:rect>
          <draw:frame draw:style-name="gr5" draw:text-style-name="P6" xml:id="id1" draw:id="id1" draw:layer="layout" svg:width="2.451cm" svg:height="0.78cm" svg:x="9.303cm" svg:y="12.964cm">
            <draw:text-box>
              <text:p text:style-name="P3"><text:span text:style-name="T2">x </text:span><text:span text:style-name="T3">+ </text:span><text:span text:style-name="T4">5</text:span><text:span text:style-name="T3"> = </text:span><text:span text:style-name="T5">–</text:span><text:span text:style-name="T3"> </text:span><text:span text:style-name="T4">2</text:span></text:p>
            </draw:text-box>
          </draw:frame>
          <draw:frame draw:style-name="gr6" draw:text-style-name="P6" draw:layer="layout" svg:width="2.251cm" svg:height="0.86cm" svg:x="9.477cm" svg:y="13.892cm">
            <draw:text-box>
              <text:p text:style-name="P7"><text:span text:style-name="T2"><text:s text:c="6"/></text:span><text:span text:style-name="T2">x </text:span><text:span text:style-name="T4">= ...</text:span></text:p>
            </draw:text-box>
          </draw:frame>
          <draw:frame draw:style-name="gr6" draw:text-style-name="P6" xml:id="id4" draw:id="id4" draw:layer="layout" svg:width="2.251cm" svg:height="0.86cm" svg:x="9.453cm" svg:y="15.874cm">
            <draw:text-box>
              <text:p text:style-name="P7"><text:span text:style-name="T2"><text:s text:c="6"/></text:span><text:span text:style-name="T2">x </text:span><text:span text:style-name="T4">= ...</text:span></text:p>
            </draw:text-box>
          </draw:frame>
          <draw:frame draw:style-name="gr6" draw:text-style-name="P8" xml:id="id3" draw:id="id3" draw:layer="layout" svg:width="2.251cm" svg:height="0.86cm" svg:x="9.506cm" svg:y="14.95cm">
            <draw:text-box>
              <text:p text:style-name="P3"><text:span text:style-name="T4">3</text:span><text:span text:style-name="T2">x</text:span><text:span text:style-name="T4"> = 7</text:span></text:p>
            </draw:text-box>
          </draw:frame>
          <draw:connector draw:style-name="gr2" draw:text-style-name="P2" draw:layer="layout" draw:type="curve" svg:x1="9.506cm" svg:y1="15.38cm" svg:x2="9.453cm" svg:y2="16.304cm" draw:start-shape="id3" draw:start-glue-point="3" draw:end-shape="id4" draw:end-glue-point="3" svg:d="M9506 15380c-829 0-803 924-53 924" svg:viewBox="0 0 620 925">
            <text:p/>
          </draw:connector>
          <draw:ellipse draw:style-name="gr7" draw:text-style-name="P9" draw:layer="layout" svg:width="1.183cm" svg:height="0.489cm" svg:x="8.16cm" svg:y="15.592cm">
            <text:p text:style-name="P3"><text:span text:style-name="T1">...</text:span></text:p>
          </draw:ellipse>
          <draw:connector draw:style-name="gr2" draw:text-style-name="P2" draw:layer="layout" draw:type="curve" svg:x1="11.757cm" svg:y1="15.38cm" svg:x2="11.704cm" svg:y2="16.304cm" draw:start-shape="id3" draw:start-glue-point="1" draw:end-shape="id4" draw:end-glue-point="1" svg:d="M11757 15380c750 0 776 924-53 924" svg:viewBox="0 0 620 925">
            <text:p/>
          </draw:connector>
          <draw:ellipse draw:style-name="gr7" draw:text-style-name="P9" draw:layer="layout" svg:width="1.181cm" svg:height="0.489cm" svg:x="11.86cm" svg:y="15.612cm">
            <text:p text:style-name="P3"><text:span text:style-name="T1">...</text:span></text:p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21:59:52.427201854</meta:creation-date>
    <dc:date>2019-06-24T22:04:13.911116700</dc:date>
    <meta:editing-duration>PT4M20S</meta:editing-duration>
    <meta:editing-cycles>2</meta:editing-cycles>
    <meta:generator>LibreOffice/5.2.7.2$Linux_X86_64 LibreOffice_project/20m0$Build-2</meta:generator>
    <meta:document-statistic meta:object-count="17"/>
  </office:meta>
</office:document-meta>
</file>